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21.18mm"/>
    </style:style>
    <style:style style:name="co3" style:family="table-column">
      <style:table-column-properties fo:break-before="auto" style:column-width="35.22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number-columns-repeated="5" table:default-cell-style-name="ce2"/>
        <table:table-column table:style-name="co3" table:default-cell-style-name="ce2"/>
        <table:table-column table:style-name="co1" table:number-columns-repeated="249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零用金申請單</text:p>
          </table:table-cell>
          <table:covered-table-cell table:number-columns-repeated="7" table:style-name="ce4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項目</text:p>
          </table:table-cell>
          <table:table-cell table:style-name="ce3" office:value-type="string" calcext:value-type="string">
            <text:p>摘要</text:p>
          </table:table-cell>
          <table:table-cell table:style-name="ce3" office:value-type="string" calcext:value-type="string">
            <text:p>用途</text:p>
          </table:table-cell>
          <table:table-cell table:style-name="ce3" office:value-type="string" calcext:value-type="string">
            <text:p>對象</text:p>
          </table:table-cell>
          <table:table-cell table:style-name="ce3" office:value-type="string" calcext:value-type="string">
            <text:p>數量</text:p>
          </table:table-cell>
          <table:table-cell table:style-name="ce3" office:value-type="string" calcext:value-type="string">
            <text:p>單價</text:p>
          </table:table-cell>
          <table:table-cell table:style-name="ce3" office:value-type="string" calcext:value-type="string">
            <text:p>合計</text:p>
          </table:table-cell>
          <table:table-cell table:style-name="ce3" office:value-type="string" calcext:value-type="string">
            <text:p>備考(收據)</text:p>
          </table:table-cell>
          <table:table-cell table:number-columns-repeated="1016"/>
        </table:table-row>
        <table:table-row table:style-name="ro3">
          <table:table-cell table:style-name="ce3" table:number-columns-repeated="6"/>
          <table:table-cell table:style-name="ce3" table:formula="of:=[.E4]*[.F4]" office:value-type="float" office:value="0" calcext:value-type="float">
            <text:p>0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table:number-columns-repeated="6"/>
          <table:table-cell table:style-name="ce3" table:formula="of:=[.E5]*[.F5]" office:value-type="float" office:value="0" calcext:value-type="float">
            <text:p>0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table:number-columns-repeated="6"/>
          <table:table-cell table:style-name="ce3" table:formula="of:=[.E6]*[.F6]" office:value-type="float" office:value="0" calcext:value-type="float">
            <text:p>0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table:number-columns-repeated="6"/>
          <table:table-cell table:style-name="ce3" table:formula="of:=[.E7]*[.F7]" office:value-type="float" office:value="0" calcext:value-type="float">
            <text:p>0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table:number-columns-repeated="6"/>
          <table:table-cell table:style-name="ce3" table:formula="of:=[.E8]*[.F8]" office:value-type="float" office:value="0" calcext:value-type="float">
            <text:p>0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table:number-columns-repeated="6"/>
          <table:table-cell table:style-name="ce3" table:formula="of:=[.E9]*[.F9]" office:value-type="float" office:value="0" calcext:value-type="float">
            <text:p>0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table:number-columns-repeated="6"/>
          <table:table-cell table:style-name="ce3" table:formula="of:=[.E10]*[.F10]" office:value-type="float" office:value="0" calcext:value-type="float">
            <text:p>0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table:number-columns-repeated="6"/>
          <table:table-cell table:style-name="ce3" table:formula="of:=[.E11]*[.F11]" office:value-type="float" office:value="0" calcext:value-type="float">
            <text:p>0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table:number-columns-repeated="6"/>
          <table:table-cell table:style-name="ce3" table:formula="of:=[.E12]*[.F12]" office:value-type="float" office:value="0" calcext:value-type="float">
            <text:p>0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office:value-type="string" calcext:value-type="string">
            <text:p>合計</text:p>
          </table:table-cell>
          <table:table-cell table:style-name="ce3" table:number-columns-repeated="3"/>
          <table:table-cell table:style-name="ce3" table:formula="of:=SUM([.E4:.E12])" office:value-type="float" office:value="0" calcext:value-type="float">
            <text:p>0</text:p>
          </table:table-cell>
          <table:table-cell table:style-name="ce3" table:formula="of:=SUM([.F4:.F12])" office:value-type="float" office:value="0" calcext:value-type="float">
            <text:p>0</text:p>
          </table:table-cell>
          <table:table-cell table:style-name="ce3" table:formula="of:=SUM([.G4:.G12])" office:value-type="float" office:value="0" calcext:value-type="float">
            <text:p>0</text:p>
          </table:table-cell>
          <table:table-cell table:style-name="ce3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批示 <text:s text:c="18"/>部門主管 <text:s text:c="15"/>財務單位 <text:s text:c="15"/>申請人</text:p>
          </table:table-cell>
          <table:table-cell table:number-columns-repeated="102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00/00/00</text:date>, <text:time style:data-style-name="N2" text:time-value="01:54:01.678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4:49:55</meta:creation-date>
    <dc:date>2017-01-16T01:54:45.615000000</dc:date>
    <meta:print-date>1993-02-17T14:52:06</meta:print-date>
    <meta:generator>LibreOffice/5.1.1.3$Windows_x86 LibreOffice_project/89f508ef3ecebd2cfb8e1def0f0ba9a803b88a6d</meta:generator>
    <meta:editing-duration>PT44S</meta:editing-duration>
    <meta:editing-cycles>1</meta:editing-cycles>
    <meta:document-statistic meta:table-count="1" meta:cell-count="23" meta:object-count="0"/>
  </office:meta>
</office:document-meta>
</file>